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271cm"/>
    </style:style>
    <style:style style:name="pr2" style:family="presentation" style:parent-style-name="lyt-roundedrect-outline1">
      <style:graphic-properties draw:fill-color="#ffffff" draw:auto-grow-height="true" fo:min-height="12.928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271cm"/>
    </style:style>
    <style:style style:name="pr5" style:family="presentation" style:parent-style-name="lyt-roundedrect-outline1">
      <style:graphic-properties fo:min-height="12.92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6.242cm"/>
    </style:style>
    <style:style style:name="pr8" style:family="presentation" style:parent-style-name="lyt-roundedrect-outline1">
      <style:graphic-properties draw:textarea-vertical-align="top" fo:min-height="12.928cm"/>
    </style:style>
    <style:style style:name="pr9" style:family="presentation" style:parent-style-name="lyt-roundedrect-outline1">
      <style:graphic-properties fo:min-height="15.48cm"/>
    </style:style>
    <style:style style:name="pr10" style:family="presentation" style:parent-style-name="lyt-roundedrect-outline1">
      <style:graphic-properties fo:min-height="15.734cm"/>
    </style:style>
    <style:style style:name="pr11" style:family="presentation" style:parent-style-name="lyt-roundedrect-outline1">
      <style:graphic-properties fo:min-height="15.9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4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5" style:family="paragraph">
      <style:paragraph-properties fo:margin-left="1.2cm" fo:margin-right="0cm" fo:text-align="center" fo:text-indent="-0.9cm"/>
      <style:text-properties fo:color="#ff0000" fo:font-family="'Times New Roman'" style:font-family-generic="roman" style:font-pitch="variable" fo:font-size="20pt" style:font-size-asian="20pt" style:font-size-complex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color="#ff6600" style:text-underline-style="solid" style:text-underline-width="auto" style:text-underline-color="font-color"/>
    </style:style>
    <style:style style:name="P8" style:family="paragraph">
      <style:text-properties fo:color="#ff6600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/>
    </style:style>
    <style:style style:name="P10" style:family="paragraph">
      <style:paragraph-properties fo:text-align="start"/>
      <style:text-properties fo:color="#000000" fo:font-family="'Times New Roman'" style:font-family-generic="roman" style:font-pitch="variable"/>
    </style:style>
    <style:style style:name="P11" style:family="paragraph">
      <style:text-properties fo:font-family="'Times New Roman'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P12" style:family="paragraph">
      <style:paragraph-properties fo:text-align="center"/>
      <style:text-properties fo:font-family="'Times New Roman'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P13" style:family="paragraph">
      <style:paragraph-properties fo:text-align="start"/>
      <style:text-properties fo:font-family="'Times New Roman'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P14" style:family="paragraph">
      <style:paragraph-properties fo:text-align="center"/>
      <style:text-properties fo:font-family="'Times New Roman'" style:font-style-name="Italic" style:font-family-generic="roman" style:font-pitch="variable" style:text-underline-style="solid" style:text-underline-width="auto" style:text-underline-color="font-color"/>
    </style:style>
    <style:style style:name="P15" style:family="paragraph">
      <style:paragraph-properties fo:text-align="start"/>
      <style:text-properties fo:font-family="'Times New Roman'" style:font-style-name="Italic" style:font-family-generic="roman" style:font-pitch="variable" style:text-underline-style="solid" style:text-underline-width="auto" style:text-underline-color="font-colo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color="#ff6600" fo:font-family="'Times New Roman'" style:font-family-generic="roman" style:font-pitch="variable"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3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4" style:family="text">
      <style:text-properties fo:color="#ff6600" style:text-underline-style="solid" style:text-underline-width="auto" style:text-underline-color="font-color"/>
    </style:style>
    <style:style style:name="T5" style:family="text">
      <style:text-properties fo:color="#ff6600"/>
    </style:style>
    <style:style style:name="T6" style:family="text">
      <style:text-properties fo:color="#000000" fo:font-family="'Times New Roman'" style:font-family-generic="roman" style:font-pitch="variable"/>
    </style:style>
    <style:style style:name="T7" style:family="text">
      <style:text-properties fo:color="#000000"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family="'Times New Roman'" style:font-style-name="Italic" style:font-family-generic="roman" style:font-pitch="variable" fo:font-size="20pt" style:text-underline-style="none" style:font-size-asian="20pt" style:font-size-complex="20pt"/>
    </style:style>
    <style:style style:name="T10" style:family="text">
      <style:text-properties fo:color="#000000" fo:font-family="'Times New Roman'" style:font-style-name="Italic" style:font-family-generic="roman" style:font-pitch="variable" fo:font-size="20pt" style:text-underline-style="none" style:font-size-asian="20pt" style:font-size-complex="20pt"/>
    </style:style>
    <style:style style:name="T11" style:family="text">
      <style:text-properties fo:color="#000000" fo:font-family="'Times New Roman'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'Times New Roman'" style:font-style-name="Italic" style:font-family-generic="roman" style:font-pitch="variabl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draw:frame presentation:style-name="pr1" draw:text-style-name="P2" draw:layer="layout" svg:width="21.308cm" svg:height="3.271cm" svg:x="1.926cm" svg:y="1.78cm" presentation:class="title" presentation:user-transformed="true">
          <draw:text-box>
            <text:p text:style-name="P1"><text:span text:style-name="T1">TOPOLOGY</text:span></text:p>
          </draw:text-box>
        </draw:frame>
        <draw:frame presentation:style-name="pr2" draw:text-style-name="P5" draw:layer="layout" svg:width="20.937cm" svg:height="12.928cm" svg:x="2.297cm" svg:y="5.584cm" presentation:class="outline" presentation:user-transformed="true">
          <draw:text-box>
            <text:list text:style-name="L2">
              <text:list-header>
                <text:p text:style-name="P3"><text:span text:style-name="T2">CONTENTS</text:span></text:p>
              </text:list-header>
              <text:list-item>
                <text:p text:style-name="P4"><text:span text:style-name="T3">What is Topology</text:span></text:p>
              </text:list-item>
              <text:list-item>
                <text:p text:style-name="P4"><text:span text:style-name="T3">Types of topology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draw:frame presentation:style-name="pr4" draw:text-style-name="P7" draw:layer="layout" svg:width="21.308cm" svg:height="3.271cm" svg:x="1.926cm" svg:y="1.78cm" presentation:class="title">
          <draw:text-box>
            <text:p text:style-name="P7"><text:span text:style-name="T4">What is Topology</text:span></text:p>
          </draw:text-box>
        </draw:frame>
        <draw:frame presentation:style-name="pr5" draw:text-style-name="P4" draw:layer="layout" svg:width="20.937cm" svg:height="13.611cm" svg:x="2.297cm" svg:y="5.584cm" presentation:class="outline" presentation:user-transformed="true">
          <draw:text-box>
            <text:list text:style-name="L2">
              <text:list-item>
                <text:p text:style-name="P4"><text:span text:style-name="T3">Topology is also defined as <text:s/>the manner in which nodes are geometrically arranged and connection is known as the topology of the network</text:span></text:p>
              </text:list-item>
              <text:list-item>
                <text:p text:style-name="P4"><text:span text:style-name="T3">The physical topology of LAN refers to the way in which the station are physically interconnected.</text:span></text:p>
              </text:list-item>
              <text:list-item>
                <text:p text:style-name="P4"><text:span text:style-name="T3">Physical topology of a local area network should have the following desired features.</text:span></text:p>
              </text:list-item>
            </text:list>
            <text:list text:style-name="L3">
              <text:list-item>
                <text:p text:style-name="P4"><text:span text:style-name="T3">The topology should be flexible to accommodate changes in physical locations of stations, increase in the LAN geographic coverage.</text:span></text:p>
              </text:list-item>
              <text:list-item>
                <text:p text:style-name="P4"><text:span text:style-name="T3">The cost of physical media and installation should be minimum.</text:span></text:p>
              </text:list-item>
              <text:list-item>
                <text:p text:style-name="P4"><text:span text:style-name="T3">The network should not have any single point of complete failures.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draw:frame presentation:style-name="pr7" draw:text-style-name="P4" draw:layer="layout" svg:width="20.937cm" svg:height="16.242cm" svg:x="2.297cm" svg:y="2.27cm" presentation:class="outline" presentation:user-transformed="true">
          <draw:text-box>
            <text:list text:style-name="L2">
              <text:list-item>
                <text:p text:style-name="P4"><text:span text:style-name="T3">The network topology refers to the physical layout of the network. Each topology has its own strengths and weaknesses.</text:span></text:p>
              </text:list-item>
              <text:list-item>
                <text:p text:style-name="P4"><text:span text:style-name="T3">There are four types of topologies commonly used in the topology that all types are very special each other </text:span></text:p>
              </text:list-item>
              <text:list-item>
                <text:p text:style-name="P4"><text:span text:style-name="T3">Then its have advantages and disadvantages in each other </text:span></text:p>
              </text:list-item>
              <text:list-item>
                <text:p text:style-name="P4"><text:span text:style-name="T3">Four types of topologies are commonly used in the network .</text:span></text:p>
              </text:list-item>
              <text:list-item>
                <text:p text:style-name="P4"><text:span text:style-name="T3">They are </text:span></text:p>
              </text:list-item>
              <text:list-item>
                <text:p text:style-name="P4"><text:span text:style-name="T3">BUS Topology</text:span></text:p>
              </text:list-item>
              <text:list-item>
                <text:p text:style-name="P4"><text:span text:style-name="T3">STAR Topology</text:span></text:p>
              </text:list-item>
              <text:list-item>
                <text:p text:style-name="P4"><text:span text:style-name="T3">RING Topology</text:span></text:p>
              </text:list-item>
              <text:list-item>
                <text:p text:style-name="P4"><text:span text:style-name="T3">MESH Topology <text:s/>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draw:frame presentation:style-name="pr4" draw:text-style-name="P8" draw:layer="layout" svg:width="21.308cm" svg:height="3.271cm" svg:x="1.926cm" svg:y="1.78cm" presentation:class="title">
          <draw:text-box>
            <text:p text:style-name="P8"><text:span text:style-name="T5">Types of Topologies</text:span></text:p>
          </draw:text-box>
        </draw:frame>
        <draw:frame presentation:style-name="pr8" draw:text-style-name="P9" draw:layer="layout" svg:width="20.937cm" svg:height="12.928cm" svg:x="2.297cm" svg:y="5.584cm" presentation:class="outline" presentation:user-transformed="true">
          <draw:text-box>
            <text:list text:style-name="L2">
              <text:list-header>
                <text:p text:style-name="P9"><text:span text:style-name="T6">BUS TOPOLOGY</text:span></text:p>
              </text:list-header>
              <text:list-item>
                <text:p text:style-name="P10"><text:span text:style-name="T7">Bus topology are called horizontal topology</text:span></text:p>
              </text:list-item>
              <text:list-item>
                <text:p text:style-name="P10"><text:span text:style-name="T7">In bus topology , multiple devices are connected one by one , by means of connectors or drop cables.</text:span></text:p>
              </text:list-item>
              <text:list-item>
                <text:p text:style-name="P10"><text:span text:style-name="T7">When one computer sends a signal up (and down) the wire ,all the computers on the network receive the information , but only one accepts the information (using address matching). The rest discard the message .</text:span></text:p>
              </text:list-item>
              <text:list-item>
                <text:p text:style-name="P10"><text:span text:style-name="T7">Bus is passive topology because it requires termination, cable connot be left unterminated in a bus network . </text:span></text:p>
                <text:p text:style-name="P9"><text:span text:style-name="T6"/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draw:frame presentation:style-name="pr9" draw:text-style-name="P11" draw:layer="layout" svg:width="20.937cm" svg:height="15.48cm" svg:x="2.297cm" svg:y="3.032cm" presentation:class="outline" presentation:user-transformed="true">
          <draw:text-box>
            <text:list text:style-name="L2">
              <text:list-header>
                <text:p text:style-name="P11"><text:span text:style-name="T8">ADVANTAGES OF BUS </text:span></text:p>
              </text:list-header>
            </text:list>
            <text:list text:style-name="L3">
              <text:list-item>
                <text:p text:style-name="P11"><text:span text:style-name="T9">Easy to use </text:span></text:p>
              </text:list-item>
              <text:list-item>
                <text:p text:style-name="P11"><text:span text:style-name="T9">Easy to install</text:span></text:p>
              </text:list-item>
              <text:list-item>
                <text:p text:style-name="P11"><text:span text:style-name="T9">Need fewer physical connectivity devices.</text:span></text:p>
              </text:list-item>
              <text:list-item>
                <text:p text:style-name="P11"><text:span text:style-name="T9">A repeater can also be extend a bus topology network</text:span></text:p>
              </text:list-item>
              <text:list-item>
                <text:p text:style-name="P11"><text:span text:style-name="T9">Low cost</text:span></text:p>
                <text:p text:style-name="P11"><text:span text:style-name="T8">DISADVANTAGES OF BUS</text:span></text:p>
              </text:list-item>
              <text:list-item>
                <text:p text:style-name="P11"><text:span text:style-name="T9">Heavy network traffic can slow a bus considerably.</text:span></text:p>
              </text:list-item>
              <text:list-item>
                <text:p text:style-name="P11"><text:span text:style-name="T9">It is difficult to troubleshoot a bus </text:span></text:p>
              </text:list-item>
              <text:list-item>
                <text:p text:style-name="P11"><text:span text:style-name="T9">Failure of cable affects all devices on the network</text:span></text:p>
              </text:list-item>
              <text:list-item>
                <text:p text:style-name="P11"><text:span text:style-name="T9">Difficult to add new nod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 xml:id="id6" draw:id="id6">
        <draw:frame presentation:style-name="pr10" draw:text-style-name="P12" draw:layer="layout" svg:width="20.937cm" svg:height="15.734cm" svg:x="2.297cm" svg:y="2.778cm" presentation:class="outline" presentation:user-transformed="true">
          <draw:text-box>
            <text:list text:style-name="L2">
              <text:list-header>
                <text:p text:style-name="P12"><text:span text:style-name="T8">STAR TOPOLOGY</text:span></text:p>
              </text:list-header>
              <text:list-item>
                <text:p text:style-name="P13"><text:span text:style-name="T10">A star topology consist of a number of device connected by point by point links to a central hub.</text:span></text:p>
              </text:list-item>
              <text:list-item>
                <text:p text:style-name="P13"><text:span text:style-name="T10">It is very easy to control and traffic flow is simple </text:span></text:p>
              </text:list-item>
              <text:list-item>
                <text:p text:style-name="P13"><text:span text:style-name="T10">Data travel from the sender to central hub and them to the receiver.</text:span></text:p>
                <text:p text:style-name="P12"><text:span text:style-name="T11">ADVANTAGES</text:span></text:p>
              </text:list-item>
              <text:list-item>
                <text:p text:style-name="P13"><text:span text:style-name="T10">It is easy to modify and add new nodes to a star network without disturbing the rest of the network.</text:span></text:p>
              </text:list-item>
              <text:list-item>
                <text:p text:style-name="P13"><text:span text:style-name="T10">Troubleshooting techniques are easy</text:span></text:p>
                <text:p text:style-name="P12"><text:span text:style-name="T11">DISADVANTAGES</text:span></text:p>
              </text:list-item>
              <text:list-item>
                <text:p text:style-name="P13"><text:span text:style-name="T10">Each device requires its own cable segment</text:span></text:p>
              </text:list-item>
              <text:list-item>
                <text:p text:style-name="P13"><text:span text:style-name="T10">If the central hub is fails, the whole network fails to operate. 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 xml:id="id7" draw:id="id7">
        <draw:frame presentation:style-name="pr11" draw:text-style-name="P14" draw:layer="layout" svg:width="20.937cm" svg:height="15.988cm" svg:x="2.297cm" svg:y="2.524cm" presentation:class="outline" presentation:user-transformed="true">
          <draw:text-box>
            <text:list text:style-name="L2">
              <text:list-header>
                <text:p text:style-name="P14"><text:span text:style-name="T12">RING TOPOLOGY</text:span></text:p>
              </text:list-header>
              <text:list-item>
                <text:p text:style-name="P15"><text:span text:style-name="T9">In a ring topology , each computer is connected to the next computer , with the last one connected to the first . The signals travel on the cable in only one direction . Since each computer retransmits what it receives .</text:span></text:p>
              </text:list-item>
              <text:list-item>
                <text:p text:style-name="P15"><text:span text:style-name="T9">Ring is an active network . Termination is not required.</text:span></text:p>
                <text:p text:style-name="P14"><text:span text:style-name="T8">ADVANTAGES</text:span></text:p>
              </text:list-item>
              <text:list-item>
                <text:p text:style-name="P15"><text:span text:style-name="T9">Cable failures are easily found.</text:span></text:p>
              </text:list-item>
              <text:list-item>
                <text:p text:style-name="P15"><text:span text:style-name="T9">Because every node is given equal access to the token, no one node can monopolize the network</text:span></text:p>
                <text:p text:style-name="P14"><text:span text:style-name="T8">DISADVANTAGE</text:span></text:p>
              </text:list-item>
              <text:list-item>
                <text:p text:style-name="P15"><text:span text:style-name="T9">Adding or removing nodes disturbing the network</text:span></text:p>
              </text:list-item>
              <text:list-item>
                <text:p text:style-name="P15"><text:span text:style-name="T9">It is difficult to troubleshoot a ring network</text:span></text:p>
              </text:list-item>
              <text:list-item>
                <text:p text:style-name="P15"><text:span text:style-name="T9">Cost of cable is more in ring network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 xml:id="id8" draw:id="id8">
        <draw:frame presentation:style-name="pr10" draw:text-style-name="P14" draw:layer="layout" svg:width="20.937cm" svg:height="15.734cm" svg:x="2.297cm" svg:y="2.778cm" presentation:class="outline" presentation:user-transformed="true">
          <draw:text-box>
            <text:list text:style-name="L2">
              <text:list-header>
                <text:p text:style-name="P14"><text:span text:style-name="T12">MESH TOPOLOGY</text:span></text:p>
              </text:list-header>
              <text:list-item>
                <text:p text:style-name="P15"><text:span text:style-name="T9">The mesh topology has a link between each device in the network. It is more difficult to install as the number of devices increases.</text:span></text:p>
              </text:list-item>
              <text:list-item>
                <text:p text:style-name="P15"><text:span text:style-name="T9">Mesh networks are easy to troubleshoot.</text:span></text:p>
              </text:list-item>
              <text:list-item>
                <text:p text:style-name="P15"><text:span text:style-name="T9">Much of the bandwidth available in mesh configuration is wasted.</text:span></text:p>
              </text:list-item>
              <text:list-item>
                <text:p text:style-name="P15"><text:span text:style-name="T9">Most mesh topology networks are not true mesh networks,Rather ,they are hybrid mesh network,which contain some most important sites with multiple links</text:span></text:p>
                <text:p text:style-name="P14"><text:span text:style-name="T8">ADVANTAGES </text:span></text:p>
              </text:list-item>
              <text:list-item>
                <text:p text:style-name="P15"><text:span text:style-name="T9">Isolation of network failures is easy</text:span></text:p>
              </text:list-item>
              <text:list-item>
                <text:p text:style-name="P15"><text:span text:style-name="T9">Troubleshooting is easy</text:span></text:p>
                <text:p text:style-name="P14"><text:span text:style-name="T8">DISADVANTAGE</text:span></text:p>
              </text:list-item>
              <text:list-item>
                <text:p text:style-name="P15"><text:span text:style-name="T9">Difficulty of installation. 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6cm" fo:text-indent="0cm"/>
      <style:text-properties style:use-window-font-color="true" style:text-outline="false" style:text-line-through-style="none" fo:font-family="Albany" style:font-family-generic="roman" style:font-pitch="variable" fo:font-size="29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237cm" fo:margin-right="0cm" fo:margin-top="0cm" fo:margin-bottom="0.372cm" fo:text-indent="-0.745cm"/>
      <style:text-properties fo:font-size="26.1000003814697pt" style:font-size-asian="28pt" style:font-size-complex="28pt"/>
    </style:style>
    <style:style style:name="lyt-roundedrect-outline3" style:family="presentation" style:parent-style-name="lyt-roundedrect-outline2">
      <style:paragraph-properties fo:margin-left="3.357cm" fo:margin-right="0cm" fo:margin-top="0cm" fo:margin-bottom="0.279cm" fo:text-indent="-0.559cm"/>
      <style:text-properties fo:font-size="22.3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4.473cm" fo:margin-right="0cm" fo:margin-top="0cm" fo:margin-bottom="0.186cm" fo:text-indent="-0.559cm"/>
      <style:text-properties fo:font-size="18.7000007629395pt" style:font-size-asian="20pt" style:font-size-complex="20pt"/>
    </style:style>
    <style:style style:name="lyt-roundedrect-outline5" style:family="presentation" style:parent-style-name="lyt-roundedrect-outline4">
      <style:paragraph-properties fo:margin-left="5.592cm" fo:margin-right="0cm" fo:margin-top="0cm" fo:margin-bottom="0.093cm" fo:text-indent="-0.559cm"/>
      <style:text-properties fo:font-size="18.7000007629395pt" style:font-size-asian="20pt" style:font-size-complex="20pt"/>
    </style:style>
    <style:style style:name="lyt-roundedrect-outline6" style:family="presentation" style:parent-style-name="lyt-roundedrect-outline5">
      <style:paragraph-properties fo:margin-left="6.71cm" fo:margin-right="0cm" fo:margin-top="0cm" fo:margin-bottom="0.093cm" fo:text-indent="-0.559cm"/>
      <style:text-properties fo:font-size="18.7000007629395pt" style:font-size-asian="20pt" style:font-size-complex="20pt"/>
    </style:style>
    <style:style style:name="lyt-roundedrect-outline7" style:family="presentation" style:parent-style-name="lyt-roundedrect-outline6">
      <style:paragraph-properties fo:margin-left="7.828cm" fo:margin-right="0cm" fo:margin-top="0cm" fo:margin-bottom="0.093cm" fo:text-indent="-0.559cm"/>
      <style:text-properties fo:font-size="18.7000007629395pt" style:font-size-asian="20pt" style:font-size-complex="20pt"/>
    </style:style>
    <style:style style:name="lyt-roundedrect-outline8" style:family="presentation" style:parent-style-name="lyt-roundedrect-outline7">
      <style:paragraph-properties fo:margin-left="8.947cm" fo:margin-right="0cm" fo:margin-top="0cm" fo:margin-bottom="0.093cm" fo:text-indent="-0.559cm"/>
      <style:text-properties fo:font-size="18.7000007629395pt" style:font-size-asian="20pt" style:font-size-complex="20pt"/>
    </style:style>
    <style:style style:name="lyt-roundedrect-outline9" style:family="presentation" style:parent-style-name="lyt-roundedrect-outline8">
      <style:paragraph-properties fo:margin-left="10.065cm" fo:margin-right="0cm" fo:margin-top="0cm" fo:margin-bottom="0.093cm" fo:text-indent="-0.559cm"/>
      <style:text-properties fo:font-size="18.7000007629395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425cm" svg:height="4.965cm" svg:x="2.07cm" svg:y="2.05cm"/>
      <draw:page-thumbnail draw:layer="backgroundobjects" svg:width="6.425cm" svg:height="4.965cm" svg:x="2.07cm" svg:y="8.016cm"/>
      <draw:page-thumbnail draw:layer="backgroundobjects" svg:width="6.425cm" svg:height="4.965cm" svg:x="2.07cm" svg:y="13.982cm"/>
      <draw:page-thumbnail draw:layer="backgroundobjects" svg:width="6.425cm" svg:height="4.965cm" svg:x="11.636cm" svg:y="2.05cm"/>
      <draw:page-thumbnail draw:layer="backgroundobjects" svg:width="6.425cm" svg:height="4.965cm" svg:x="11.636cm" svg:y="8.016cm"/>
      <draw:page-thumbnail draw:layer="backgroundobjects" svg:width="6.425cm" svg:height="4.965cm" svg:x="11.636cm" svg:y="13.982cm"/>
      <draw:page-thumbnail draw:layer="backgroundobjects" svg:width="6.425cm" svg:height="4.965cm" svg:x="21.202cm" svg:y="2.05cm"/>
      <draw:page-thumbnail draw:layer="backgroundobjects" svg:width="6.425cm" svg:height="4.965cm" svg:x="21.202cm" svg:y="8.016cm"/>
      <draw:page-thumbnail draw:layer="backgroundobjects" svg:width="6.425cm" svg:height="4.965cm" svg:x="21.202cm" svg:y="13.982cm"/>
    </style:handout-master>
    <style:master-page style:name="lyt-roundedrect" style:page-layout-name="PM1" draw:style-name="Mdp1">
      <draw:frame presentation:style-name="lyt-roundedrect-title" draw:layer="backgroundobjects" svg:width="21.308cm" svg:height="3.271cm" svg:x="1.926cm" svg:y="1.78cm" presentation:class="title" presentation:placeholder="true">
        <draw:text-box/>
      </draw:frame>
      <draw:frame presentation:style-name="lyt-roundedrect-outline1" draw:layer="backgroundobjects" svg:width="20.937cm" svg:height="12.928cm" svg:x="2.297cm" svg:y="5.584cm" presentation:class="outline" presentation:placeholder="true">
        <draw:text-box/>
      </draw:frame>
      <draw:frame presentation:style-name="Mpr1" draw:text-style-name="MP1" draw:layer="backgroundobjects" svg:width="6.043cm" svg:height="1.351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22cm" svg:height="1.351cm" svg:x="8.759cm" svg:y="18.8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43cm" svg:height="1.351cm" svg:x="17.56cm" svg:y="18.8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Rounded Rectangles</dc:title>
    <dc:description>Presentation Layout Template</dc:description>
    <meta:creation-date>2023-07-03T09:22:04.72</meta:creation-date>
    <dc:language>en-US</dc:language>
    <meta:editing-cycles>2</meta:editing-cycles>
    <meta:editing-duration>PT4M46S</meta:editing-duration>
    <meta:initial-creator>a </meta:initial-creator>
    <dc:date>2023-07-03T11:54:40.25</dc:date>
    <dc:creator>a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Program%20Files%20(x86)/OpenOffice%204/share/template/en-US/layout/lyt-roundedrect.otp"/>
  </office:meta>
</office:document-meta>
</file>